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text-position="0% 100%" style:font-name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Times New Roman1"/>
    </style:style>
    <style:style style:name="T7" style:family="text">
      <style:text-properties style:font-name="Times New Roman"/>
    </style:style>
    <style:style style:name="T8" style:family="text">
      <style:text-properties style:text-position="super 58%" style:font-name="Times New Roman"/>
    </style:style>
    <style:style style:name="T9" style:family="text">
      <style:text-properties style:text-position="0% 100%" style:font-name="Times New Roman"/>
    </style:style>
    <style:style style:name="T10" style:family="text">
      <style:text-properties style:text-position="0% 100%" style:font-name="Times New Roman" style:text-underline-style="solid" style:text-underline-width="auto" style:text-underline-color="font-color"/>
    </style:style>
    <style:style style:name="T11" style:family="text">
      <style:text-properties style:text-position="0% 100%"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oseph Oldman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September 8, 1895</text:p>
      <text:p text:style-name="P6">Month<text:tab/><text:tab/><text:tab/><text:tab/><text:tab/><text:tab/>September</text:p>
      <text:p text:style-name="P6">Year<text:tab/><text:tab/><text:tab/><text:tab/><text:tab/><text:tab/>1895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Page 1]</text:p>
      <text:p text:style-name="P4">Eastern.Penitentiary, Sept. 8th 95./</text:p>
      <text:p text:style-name="P2">Rev. Dr. S. Morais/</text:p>
      <text:p text:style-name="P4">Dear Sir!/</text:p>
      <text:p text:style-name="P3"><text:tab/>I was very glad to have you visit/ me this week &amp; wish to thank you sin/cerely for the kindly interest you have/ manifested in my unfortunate behalf./ <text:s/>During the last few years when fate/ seems to have been against me, when/ nothing but hardships and ill luck/ have continuously fallen to my lot, I/ had almost come to the conclusion/ that in this wide world of ours there/ was but little hope for me to rise/ again to that level of social life,/ which I once occupied. <text:s/>When I say/ this, I mean to convey the idea, that/ considering the difficulties, both/ material &amp; social, which rise up be-/fore my mental vision, seemed to/ me so great &amp; surrounded by such/ peculiar circumstances, that it would/</text:p>
      <text:p text:style-name="P3"/>
      <text:p text:style-name="P3">[Page 2]</text:p>
      <text:p text:style-name="P3">2/</text:p>
      <text:p text:style-name="P3"><text:soft-page-break/>be an almost impossible task to over-/come them all. <text:s/>It is not necessary/ to moralize or philosophize, or for me/ to tell you dear Dr that this is a/ cold, apathetic, nay even relentless/ world where selfishness is the/ general rule and true humanitarian/ love or real sympathy (not merely light/-ly expressed from human lips and/ which consists too often in words/ lightly spoken devoid of true sin-/-cerity) are only exceptional./ <text:s/>I am glad to be able to say that/ during all my trials &amp; adversity/ I have not become a convert to/ the philosophical teachings of a/ "Schopenhauer" that is an absol-/ute "Pessimist" in all my views/ of life and its concomitant/ surroundings, for I cannot bring/ myself to the point of denial/ that there is not some real/ goodness, or that there are not/ at least a few real true human/</text:p>
      <text:p text:style-name="P3"/>
      <text:p text:style-name="P3">[Note: The following is written sideways in the left-hand margin.]</text:p>
      <text:p text:style-name="P3">to find out these things the following to wit that these inquiries are made in/ the name &amp; interest of Mr Jacob Kirschbaum's oldest son "Julius./</text:p>
      <text:p text:style-name="P3"/>
      <text:p text:style-name="P3">[Page 3]</text:p>
      <text:p text:style-name="P3">3/</text:p>
      <text:p text:style-name="P3">itarians existing <text:span text:style-name="T1">amidst</text:span> amongst the vast/ crowd of the human family. <text:s/>I am es-/pecially glad to be able to tell you/ that the impression which my mind/ has received of you dear Sir, is/ such a one, as to lead me to classi-/fy you with these last mentioned/ honorable few, for while I was/ in the County Prison awaiting trial/ &amp; absolutely friendless, I obtained/ the addresses &amp; wrote to <text:span text:style-name="T4">three</text:span><text:span text:style-name="T5"> other/ Rabbis (of fashionable congregations in/ this city) and harken dear Dr, </text:span><text:span text:style-name="T4">not</text:span><text:span text:style-name="T5">/ </text:span><text:span text:style-name="T4">one of the three</text:span><text:span text:style-name="T5"> had enough good/ breeding to even send a courteous/ reply to my letter &amp; lacking in/ that respect, I believe I am fully/ justified in my assumption that/ neither one, nor the other, was pos-/sessed of enough of that human/ kindness, or could rise high enough/ above human prejudices to be/ entitled as </text:span><text:span text:style-name="T4">real humanitarians</text:span><text:span text:style-name="T5">./ <text:s/>If such they were, why then even/</text:span></text:p>
      <text:p text:style-name="P7"/>
      <text:p text:style-name="P7">[Note: The following is written sideways in the left margin.]</text:p>
      <text:p text:style-name="P7">whenever or whoever may have the kindness to write to the one or other forms in/ Dortmund for inquiries, please have him give as a reason for his waiting/</text:p>
      <text:p text:style-name="P7"/>
      <text:p text:style-name="P7">[Page 4]</text:p>
      <text:p text:style-name="P7">4/</text:p>
      <text:p text:style-name="P7">the most lowly of human begins, es-/pecially one of their own race, should/ be worthy of their thoughts &amp; attent-/ion. <text:s/>To a certain extent therefor[sic!]/ in that respect dear Dr I'll con-/fess that I am a sceptic in as far/ as the sincerity &amp; motives of the afor-/mentioned gentlemen is concerned,/ for in my own mind I am satis-/fied that they <text:span text:style-name="T4">do not practice</text:span> what/ they preach &amp; as far as I am con-/cerned individually, I hold the/ belief that although some of the/ good deeds of certain people may/ be heralded to the public in/ papers or contribution lists, yet/ if the motives &amp; spirits of their/ hearts could be tested which/ induces them to do these acts, then in/ a good many instances the truth-/ful answer would be not <text:span text:style-name="T1">one</text:span>/ <text:span text:style-name="T6">˶</text:span><text:span text:style-name="T7">true Philanthropy or brotherly/ love," but nothing but love of/ notoriety &amp; the desire to appear/</text:span></text:p>
      <text:p text:style-name="P7"><text:span text:style-name="T7"/></text:p>
      <text:p text:style-name="P7"><text:span text:style-name="T7">[Page 5]</text:span></text:p>
      <text:p text:style-name="P7"><text:span text:style-name="T7">5.<text:tab/></text:span><text:span text:style-name="T2">Eastern Penitentiary</text:span><text:span text:style-name="T7">/</text:span></text:p>
      <text:p text:style-name="P7"><text:span text:style-name="T7">benefactors of the human race &amp; let/ every one know it. <text:s/>But enough of/ that now Dr. <text:s/>You kindly offered/ to render me whatever little assist/ance you could as I told you/ that my time here expires on Nov./ 23</text:span><text:span text:style-name="T8">d</text:span><text:span text:style-name="T9"> next &amp; that with God's help/ I will be liberated again on that/ day. <text:s/>Now I think I explained to/ you dear Dr. that none of my relatives/ know my present whereabouts &amp; that/ I do not want them to know either./ <text:s/>There are plenty of Jehudim in this/ city some of the most prominent/ merchants in town who all co me/ from my native province, some of/ them from the immediate vicinity/ of my native town &amp; I am sure/ all of these know or heard of/ my father &amp; relations. <text:s/>However/ </text:span><text:span text:style-name="T10">I know that it would </text:span><text:soft-page-break/><text:span text:style-name="T10">not be</text:span><text:span text:style-name="T9">/ </text:span><text:span text:style-name="T10">a good or safe policy for me</text:span><text:span text:style-name="T9">/ to communicate with these people/ &amp; let them know where I am/</text:span></text:p>
      <text:p text:style-name="P7"><text:span text:style-name="T9"/></text:p>
      <text:p text:style-name="P7"><text:span text:style-name="T9">[Page 6]</text:span></text:p>
      <text:p text:style-name="P7"><text:span text:style-name="T9">6./</text:span></text:p>
      <text:p text:style-name="P7"><text:span text:style-name="T9">because eventually my sad lot &amp;/ disgrace would not be kept a/ </text:span><text:span text:style-name="T10">sacred secret</text:span><text:span text:style-name="T9"> &amp; thus leak out &amp;/ become known at my distant home/ causing not alone a disgrace to/ myself </text:span><text:span text:style-name="T3">alone</text:span><text:span text:style-name="T9"> but to all my/ dear ones &amp; their children. <text:s/>I/ wrote home to my dear old father/ about 16 months ago, but failed/ to receive a reply from him./ <text:s/>Still I was happy to learn through/ an indirect source that he was/ alive at that time &amp; I hope &amp;/ pray to the Almighty that he may/ be alive today and that I/ may be enabled to go to him/ &amp; see &amp; embrace him once more/ as soon as possible after my/ release. <text:s/>Now then all I would/ like you to do for me dear Dr./ is, to get some one of your friends/ in whose discretion you have/ absolute confidence to write a/ letter (in the german[sic!] language) to/</text:span></text:p>
      <text:p text:style-name="P7"><text:span text:style-name="T9"/></text:p>
      <text:p text:style-name="P7"><text:span text:style-name="T9">[Page 7]</text:span></text:p>
      <text:p text:style-name="P7"><text:span text:style-name="T9">7)/</text:span></text:p>
      <text:p text:style-name="P7"><text:span text:style-name="T9">the banking house of/ Messrs. Rosenberg &amp; Isaac/ </text:span><text:span text:style-name="T3">in</text:span><text:span text:style-name="T9"> Dortmund/ in Westfalen/ or the banking firm of/ Herrn Wilhelm von Born/ Dortmund/ &amp; make inquiries from them con-/cerning my father &amp; two brothers/ &amp; sister, ie. whether my father/ &amp; the others are still alive &amp; residing/ at their places of residence/ where they used to live 10 years/ ago. <text:s/>My fathers address was then/ Jacob Krischbaum/ Rentier/ Dortmund/ is Westfalen/ and he is a friend of the above named/ parties &amp; was always intimate with them/</text:span></text:p>
      <text:p text:style-name="P7"><text:span text:style-name="T9"/></text:p>
      <text:p text:style-name="P7"><text:span text:style-name="T9">[Page 8]</text:span></text:p>
      <text:p text:style-name="P7"><text:span text:style-name="T9">my sister Rosalie's or brother-in-/laws address was/ Alex Katzenstein/ Banker/ Bielefeld/ is Westfalen/ &amp; my brother Gustav Kirschbaum/ resided last time I heard from/ him about 10 years ago in Cologne/ (C</text:span><text:span text:style-name="T11">ö</text:span><text:span text:style-name="T9">ln a[/ inserted by author]Rh) and the youngest brother/ Moritz was at that time about/ to graduate from the University &amp;/ enter the courts to pursue a judicial/ career. <text:s/>Well dear Dr. if you could/ find out about them &amp; where they/ all reside at present I would/ be forever thankful to you &amp; ask-/ing you </text:span><text:span text:style-name="T10">to please confirm receipt of</text:span><text:span text:style-name="T9">/ </text:span><text:span text:style-name="T10">this letter</text:span><text:span text:style-name="T9">, I remain with sincere/ regards yours respectfully/</text:span></text:p>
      <text:p text:style-name="P7"><text:span text:style-name="T9"/></text:p>
      <text:p text:style-name="P7"><text:span text:style-name="T9">[Note: The following is written sideways in the left-hand margin.]</text:span></text:p>
      <text:p text:style-name="P7"><text:span text:style-name="T9">Joseph Oldmann/ 7524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5:39:57.57</meta:creation-date>
    <dc:date>2012-01-04T11:24:53.48</dc:date>
    <dc:creator>Penn Libraries</dc:creator>
    <meta:editing-duration>PT00H33M2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91" meta:word-count="1355" meta:character-count="7850"/>
  </office:meta>
</office:document-meta>
</file>